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1.374cm" fo:break-before="auto" style:use-optimal-row-height="true"/>
    </style:style>
    <style:style style:name="ro7" style:family="table-row">
      <style:table-row-properties style:row-height="1.725cm" fo:break-before="auto" style:use-optimal-row-height="true"/>
    </style:style>
    <style:style style:name="ro8" style:family="table-row">
      <style:table-row-properties style:row-height="1.286cm" fo:break-before="auto" style:use-optimal-row-height="true"/>
    </style:style>
    <style:style style:name="ro9" style:family="table-row">
      <style:table-row-properties style:row-height="0.935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53cm" fo:break-before="auto" style:use-optimal-row-height="fals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236cm" fo:break-before="auto" style:use-optimal-row-height="true"/>
    </style:style>
    <style:style style:name="ro17" style:family="table-row">
      <style:table-row-properties style:row-height="0.815cm" fo:break-before="auto" style:use-optimal-row-height="true"/>
    </style:style>
    <style:style style:name="ro18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value-type" style:repeat-content="false" fo:border="0.002cm solid #000000"/>
      <style:paragraph-properties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7-02_07-24-40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37 E-139-34-49.49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7-02_08-51-44_000.jpg</text:p>
          </table:table-cell>
          <table:table-cell table:style-name="ce9"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37 E-139-34-49.49</text:p>
          </table:table-cell>
          <table:table-cell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7-02_11-17-51_000.jpg</text:p>
          </table:table-cell>
          <table:table-cell table:style-name="ce10" office:value-type="string">
            <text:p>:m 食べた物</text:p>
          </table:table-cell>
          <table:table-cell table:style-name="ce10"/>
          <table:table-cell/>
          <table:table-cell office:value-type="string">
            <text:p>N-35-35-28.5 E-139-34-49.71</text:p>
          </table:table-cell>
          <table:table-cell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7-02_20-44-44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/>
          <table:table-cell office:value-type="string">
            <text:p>N-35-35-28.63 E-139-34-49.49</text:p>
          </table:table-cell>
          <table:table-cell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7-03_01-23-20_000.jpg</text:p>
          </table:table-cell>
          <table:table-cell table:style-name="ce10" office:value-type="string">
            <text:p>:m other / log / 寝る前　ウェブ閲覧　記録　（for オナニー） / 未了 </text:p>
          </table:table-cell>
          <table:table-cell table:style-name="ce11"/>
          <table:table-cell/>
          <table:table-cell office:value-type="string">
            <text:p>N-35-35-28.6 E-139-34-49.32</text:p>
          </table:table-cell>
          <table:table-cell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7-03_07-28-03_000.jpg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office:value-type="string">
            <text:p>N-35-35-28.6 E-139-34-49.32</text:p>
          </table:table-cell>
          <table:table-cell table:formula="of:=IF([.E7]=&quot;&quot;;[.C7];CONCATENATE([.C7];&quot; / &quot;;[.E7]))" office:value-type="string" office:string-value=":m :PHOTO 起きた時刻 / 2019">
            <text:p>:m :PHOTO 起きた時刻 / 2019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7-03_08-02-18_000.jpg</text:p>
          </table:table-cell>
          <table:table-cell table:style-name="ce9" office:value-type="string">
            <text:p>:tome/ (J*) / ペトロも、否んだ；自分に、苛烈すぎやしないか？</text:p>
          </table:table-cell>
          <table:table-cell table:style-name="ce10"/>
          <table:table-cell/>
          <table:table-cell office:value-type="string">
            <text:p>N-35-35-28.6 E-139-34-49.32</text:p>
          </table:table-cell>
          <table:table-cell table:formula="of:=IF([.E8]=&quot;&quot;;[.C8];CONCATENATE([.C8];&quot; / &quot;;[.E8]))" office:value-type="string" office:string-value=":tome/ (J*) / ペトロも、否んだ；自分に、苛烈すぎやしないか？">
            <text:p>:tome/ (J*) / ペトロも、否んだ；自分に、苛烈すぎやしないか？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7" office:value-type="string">
            <text:p>2019-07-03_08-02-35_000.jpg</text:p>
          </table:table-cell>
          <table:table-cell table:style-name="ce9" office:value-type="string">
            <text:p>:i FX / prog / 他の通貨ペアに、重みをつけて、対象ペアの変動を予測する</text:p>
          </table:table-cell>
          <table:table-cell table:style-name="ce9"/>
          <table:table-cell/>
          <table:table-cell office:value-type="string">
            <text:p>N-35-35-28.6 E-139-34-49.54</text:p>
          </table:table-cell>
          <table:table-cell table:formula="of:=IF([.E9]=&quot;&quot;;[.C9];CONCATENATE([.C9];&quot; / &quot;;[.E9]))" office:value-type="string" office:string-value=":i FX / prog / 他の通貨ペアに、重みをつけて、対象ペアの変動を予測する">
            <text:p>:i FX / prog / 他の通貨ペアに、重みをつけて、対象ペアの変動を予測する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7" office:value-type="string">
            <text:p>2019-07-03_08-02-52_000.jpg</text:p>
          </table:table-cell>
          <table:table-cell table:style-name="ce9" office:value-type="string">
            <text:p>:m :th / FX / (J*) / やっていること / ツイスター；carbon-capture;compo-music</text:p>
          </table:table-cell>
          <table:table-cell table:style-name="ce11"/>
          <table:table-cell/>
          <table:table-cell office:value-type="string">
            <text:p>N-35-35-28.67 E-139-34-49.43</text:p>
          </table:table-cell>
          <table:table-cell table:formula="of:=IF([.E10]=&quot;&quot;;[.C10];CONCATENATE([.C10];&quot; / &quot;;[.E10]))" office:value-type="string" office:string-value=":m :th / FX / (J*) / やっていること / ツイスター；carbon-capture;compo-music">
            <text:p>:m :th / FX / (J*) / やっていること / ツイスター；carbon-capture;compo-music</text:p>
          </table:table-cell>
          <table:table-cell table:style-name="ce8"/>
          <table:table-cell table:style-name="ce25"/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ce7" office:value-type="string">
            <text:p>2019-07-03_08-03-53_000.jpg</text:p>
          </table:table-cell>
          <table:table-cell table:style-name="ce9" office:value-type="string">
            <text:p>:m 1-2*2 RES / 245 / 『ペンローズのねじれた四次元』　竹内薫 / p.120 / スクリー；ミンコフスキー計量</text:p>
          </table:table-cell>
          <table:table-cell table:style-name="ce9"/>
          <table:table-cell/>
          <table:table-cell office:value-type="string">
            <text:p>N-35-35-28.44 E-139-34-49.65</text:p>
          </table:table-cell>
          <table:table-cell table:formula="of:=IF([.E11]=&quot;&quot;;[.C11];CONCATENATE([.C11];&quot; / &quot;;[.E11]))" office:value-type="string" office:string-value=":m 1-2*2 RES / 245 / 『ペンローズのねじれた四次元』　竹内薫 / p.120 / スクリー；ミンコフスキー計量">
            <text:p>:m 1-2*2 RES / 245 / 『ペンローズのねじれた四次元』　竹内薫 / p.120 / スクリー；ミンコフスキー計量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6">
          <table:table-cell table:style-name="ce2" office:value-type="float" office:value="11">
            <text:p>11</text:p>
          </table:table-cell>
          <table:table-cell table:style-name="ce7" office:value-type="string">
            <text:p>2019-07-03_08-04-21_000.jpg</text:p>
          </table:table-cell>
          <table:table-cell table:style-name="ce9" office:value-type="string">
            <text:p>:m RES 1*1 / free# VX7GLZ 38#2_6 / 38. miscs / 2. CO2 controll / electrochemical</text:p>
          </table:table-cell>
          <table:table-cell table:style-name="ce8"/>
          <table:table-cell table:formula="of:=[.F12]" office:value-type="string" office:string-value="N-35-35-28.41 E-139-34-49.82">
            <text:p>N-35-35-28.41 E-139-34-49.82</text:p>
          </table:table-cell>
          <table:table-cell office:value-type="string">
            <text:p>N-35-35-28.41 E-139-34-49.82</text:p>
          </table:table-cell>
          <table:table-cell table:formula="of:=IF([.E12]=&quot;&quot;;[.C12];CONCATENATE([.C12];&quot; / &quot;;[.E12]))" office:value-type="string" office:string-value=":m RES 1*1 / free# VX7GLZ 38#2_6 / 38. miscs / 2. CO2 controll / electrochemical / N-35-35-28.41 E-139-34-49.82">
            <text:p>:m RES 1*1 / free# VX7GLZ 38#2_6 / 38. miscs / 2. CO2 controll / electrochemical / N-35-35-28.41 E-139-34-49.82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2">
            <text:p>12</text:p>
          </table:table-cell>
          <table:table-cell table:style-name="ce7" office:value-type="string">
            <text:p>2019-07-03_08-04-40_000.jpg</text:p>
          </table:table-cell>
          <table:table-cell table:style-name="ce9" office:value-type="string">
            <text:p>:m 1*1 RES / 245 / 『ペンローズのねじれた四次元』　竹内薫 / p.120 / ＊計算</text:p>
          </table:table-cell>
          <table:table-cell table:style-name="ce8"/>
          <table:table-cell table:formula="of:=[.F13]" office:value-type="string" office:string-value="N-35-35-59.42 E-139-37-31.92">
            <text:p>N-35-35-59.42 E-139-37-31.92</text:p>
          </table:table-cell>
          <table:table-cell office:value-type="string">
            <text:p>N-35-35-59.42 E-139-37-31.92</text:p>
          </table:table-cell>
          <table:table-cell table:formula="of:=IF([.E13]=&quot;&quot;;[.C13];CONCATENATE([.C13];&quot; / &quot;;[.E13]))" office:value-type="string" office:string-value=":m 1*1 RES / 245 / 『ペンローズのねじれた四次元』　竹内薫 / p.120 / ＊計算 / N-35-35-59.42 E-139-37-31.92">
            <text:p>:m 1*1 RES / 245 / 『ペンローズのねじれた四次元』　竹内薫 / p.120 / ＊計算 / N-35-35-59.42 E-139-37-31.92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2019-07-03_08-05-03_000.jpg</text:p>
          </table:table-cell>
          <table:table-cell office:value-type="string">
            <text:p>:m 1*1 res VX7GLZ / <text:s/>28#12_1.1 / 28. physics / 12. twistor / 1. lie groups</text:p>
          </table:table-cell>
          <table:table-cell table:style-name="ce8"/>
          <table:table-cell table:formula="of:=[.F14]" office:value-type="string" office:string-value="N-35-35-59.02 E-139-37-32.09">
            <text:p>N-35-35-59.02 E-139-37-32.09</text:p>
          </table:table-cell>
          <table:table-cell office:value-type="string">
            <text:p>N-35-35-59.02 E-139-37-32.09</text:p>
          </table:table-cell>
          <table:table-cell table:formula="of:=IF([.E14]=&quot;&quot;;[.C14];CONCATENATE([.C14];&quot; / &quot;;[.E14]))" office:value-type="string" office:string-value=":m 1*1 res VX7GLZ /  28#12_1.1 / 28. physics / 12. twistor / 1. lie groups / N-35-35-59.02 E-139-37-32.09">
            <text:p>:m 1*1 res VX7GLZ / <text:s/>28#12_1.1 / 28. physics / 12. twistor / 1. lie groups / N-35-35-59.02 E-139-37-32.09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2019-07-03_08-05-31_000.jpg</text:p>
          </table:table-cell>
          <table:table-cell office:value-type="string">
            <text:p>:m other / 記録　文書 / @自室 / 朝体操 / メニュー、リスト / page.1</text:p>
          </table:table-cell>
          <table:table-cell table:style-name="ce8"/>
          <table:table-cell table:formula="of:=[.F15]" office:value-type="string" office:string-value="N-35-35-59.32 E-139-37-31.54">
            <text:p>N-35-35-59.32 E-139-37-31.54</text:p>
          </table:table-cell>
          <table:table-cell office:value-type="string">
            <text:p>N-35-35-59.32 E-139-37-31.54</text:p>
          </table:table-cell>
          <table:table-cell table:formula="of:=IF([.E19]=&quot;&quot;;[.C19];CONCATENATE([.C19];&quot; / &quot;;[.E19]))" office:value-type="string" office:string-value=":VIDEO / @自宅 / 体操 / 朝 / 四肢を動かす / N-35-35-59.46 E-139-37-30.66">
            <text:p>:VIDEO / @自宅 / 体操 / 朝 / 四肢を動かす / N-35-35-59.46 E-139-37-30.66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2019-07-03_08-05-54_000.jpg</text:p>
          </table:table-cell>
          <table:table-cell table:style-name="ce9" office:value-type="string">
            <text:p>:m steps / 靴、修理 / 東和</text:p>
          </table:table-cell>
          <table:table-cell table:style-name="ce8"/>
          <table:table-cell table:formula="of:=[.F16]" office:value-type="string" office:string-value="N-35-35-59.72 E-139-37-30.66">
            <text:p>N-35-35-59.72 E-139-37-30.66</text:p>
          </table:table-cell>
          <table:table-cell office:value-type="string">
            <text:p>N-35-35-59.72 E-139-37-30.66</text:p>
          </table:table-cell>
          <table:table-cell table:formula="of:=IF([.E16]=&quot;&quot;;[.C16];CONCATENATE([.C16];&quot; / &quot;;[.E16]))" office:value-type="string" office:string-value=":m steps / 靴、修理 / 東和 / N-35-35-59.72 E-139-37-30.66">
            <text:p>:m steps / 靴、修理 / 東和 / N-35-35-59.72 E-139-37-30.66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2019-07-03_08-06-03_000.jpg</text:p>
          </table:table-cell>
          <table:table-cell table:style-name="ce9" office:value-type="string">
            <text:p>:i FX / physics / 28#12_1,circle;dataをgen</text:p>
          </table:table-cell>
          <table:table-cell table:style-name="ce8"/>
          <table:table-cell table:formula="of:=[.F17]" office:value-type="string" office:string-value="N-35-35-59.58 E-139-37-30.6">
            <text:p>N-35-35-59.58 E-139-37-30.6</text:p>
          </table:table-cell>
          <table:table-cell office:value-type="string">
            <text:p>N-35-35-59.58 E-139-37-30.6</text:p>
          </table:table-cell>
          <table:table-cell table:formula="of:=IF([.E17]=&quot;&quot;;[.C17];CONCATENATE([.C17];&quot; / &quot;;[.E17]))" office:value-type="string" office:string-value=":i FX / physics / 28#12_1,circle;dataをgen / N-35-35-59.58 E-139-37-30.6">
            <text:p>:i FX / physics / 28#12_1,circle;dataをgen / N-35-35-59.58 E-139-37-30.6</text:p>
          </table:table-cell>
          <table:table-cell table:style-name="ce8"/>
          <table:table-cell table:style-name="ce25"/>
        </table:table-row>
        <table:table-row table:style-name="ro8">
          <table:table-cell table:style-name="ce2" office:value-type="float" office:value="17">
            <text:p>17</text:p>
          </table:table-cell>
          <table:table-cell table:style-name="ce8" office:value-type="string">
            <text:p>2019-07-02_15-49-39_000.mov</text:p>
          </table:table-cell>
          <table:table-cell table:style-name="ce9" office:value-type="string">
            <text:p>:VIDEO / @自宅 / 記録 / 自然現象 / ペットボトルの口付近で、音がしている</text:p>
          </table:table-cell>
          <table:table-cell table:style-name="ce8"/>
          <table:table-cell table:formula="of:=[.F18]" office:value-type="string" office:string-value="N-35-35-59.58 E-139-37-30.6">
            <text:p>N-35-35-59.58 E-139-37-30.6</text:p>
          </table:table-cell>
          <table:table-cell office:value-type="string">
            <text:p>N-35-35-59.58 E-139-37-30.6</text:p>
          </table:table-cell>
          <table:table-cell table:formula="of:=IF([.E18]=&quot;&quot;;[.C18];CONCATENATE([.C18];&quot; / &quot;;[.E18]))" office:value-type="string" office:string-value=":VIDEO / @自宅 / 記録 / 自然現象 / ペットボトルの口付近で、音がしている / N-35-35-59.58 E-139-37-30.6">
            <text:p>:VIDEO / @自宅 / 記録 / 自然現象 / ペットボトルの口付近で、音がしている / N-35-35-59.58 E-139-37-30.6</text:p>
          </table:table-cell>
          <table:table-cell table:style-name="ce25" table:number-columns-repeated="2"/>
        </table:table-row>
        <table:table-row table:style-name="ro9">
          <table:table-cell table:style-name="ce2" office:value-type="float" office:value="18">
            <text:p>18</text:p>
          </table:table-cell>
          <table:table-cell table:style-name="ce9" office:value-type="string">
            <text:p>2019-07-03_07-48-49_000.mov</text:p>
          </table:table-cell>
          <table:table-cell table:style-name="ce9" office:value-type="string">
            <text:p>:VIDEO / @自宅 / 体操 / 朝 / 四肢を動かす</text:p>
          </table:table-cell>
          <table:table-cell table:style-name="ce8"/>
          <table:table-cell table:formula="of:=[.F19]" office:value-type="string" office:string-value="N-35-35-59.46 E-139-37-30.66">
            <text:p>N-35-35-59.46 E-139-37-30.66</text:p>
          </table:table-cell>
          <table:table-cell office:value-type="string">
            <text:p>N-35-35-59.46 E-139-37-30.66</text:p>
          </table:table-cell>
          <table:table-cell table:formula="of:=IF([.E19]=&quot;&quot;;[.C19];CONCATENATE([.C19];&quot; / &quot;;[.E19]))" office:value-type="string" office:string-value=":VIDEO / @自宅 / 体操 / 朝 / 四肢を動かす / N-35-35-59.46 E-139-37-30.66">
            <text:p>:VIDEO / @自宅 / 体操 / 朝 / 四肢を動かす / N-35-35-59.46 E-139-37-30.66</text:p>
          </table:table-cell>
          <table:table-cell table:style-name="ce25" table:number-columns-repeated="2"/>
        </table:table-row>
        <table:table-row table:style-name="ro10">
          <table:table-cell table:style-name="ce2"/>
          <table:table-cell table:style-name="ce9"/>
          <table:table-cell table:style-name="ce9"/>
          <table:table-cell table:style-name="ce8"/>
          <table:table-cell table:formula="of:=[.F20]" office:value-type="string" office:string-value="N-35-35-59.42 E-139-37-30.77">
            <text:p>N-35-35-59.42 E-139-37-30.77</text:p>
          </table:table-cell>
          <table:table-cell office:value-type="string">
            <text:p>N-35-35-59.42 E-139-37-30.77</text:p>
          </table:table-cell>
          <table:table-cell table:formula="of:=IF([.E20]=&quot;&quot;;[.C20];CONCATENATE([.C20];&quot; / &quot;;[.E20]))" office:value-type="string" office:string-value=" / N-35-35-59.42 E-139-37-30.77">
            <text:p><text:s/>/ N-35-35-59.42 E-139-37-30.77</text:p>
          </table:table-cell>
          <table:table-cell table:style-name="ce25" table:number-columns-repeated="2"/>
        </table:table-row>
        <table:table-row table:style-name="ro10">
          <table:table-cell table:style-name="ce2"/>
          <table:table-cell table:style-name="ce10"/>
          <table:table-cell table:style-name="ce9"/>
          <table:table-cell table:style-name="ce8"/>
          <table:table-cell table:formula="of:=[.F21]" office:value-type="string" office:string-value="N-35-35-59.29 E-139-37-30.82">
            <text:p>N-35-35-59.29 E-139-37-30.82</text:p>
          </table:table-cell>
          <table:table-cell office:value-type="string">
            <text:p>N-35-35-59.29 E-139-37-30.82</text:p>
          </table:table-cell>
          <table:table-cell table:formula="of:=IF([.E21]=&quot;&quot;;[.C21];CONCATENATE([.C21];&quot; / &quot;;[.E21]))" office:value-type="string" office:string-value=" / N-35-35-59.29 E-139-37-30.82">
            <text:p><text:s/>/ N-35-35-59.29 E-139-37-30.82</text:p>
          </table:table-cell>
          <table:table-cell table:style-name="ce25" table:number-columns-repeated="2"/>
        </table:table-row>
        <table:table-row table:style-name="ro10">
          <table:table-cell table:style-name="ce2"/>
          <table:table-cell table:style-name="ce11"/>
          <table:table-cell table:style-name="ce11"/>
          <table:table-cell table:style-name="ce8"/>
          <table:table-cell table:formula="of:=[.F22]" office:value-type="string" office:string-value="N-35-35-28.29 E-139-34-49.82">
            <text:p>N-35-35-28.29 E-139-34-49.82</text:p>
          </table:table-cell>
          <table:table-cell office:value-type="string">
            <text:p>N-35-35-28.29 E-139-34-49.82</text:p>
          </table:table-cell>
          <table:table-cell table:formula="of:=IF([.E22]=&quot;&quot;;[.C22];CONCATENATE([.C22];&quot; / &quot;;[.E22]))" office:value-type="string" office:string-value=" / N-35-35-28.29 E-139-34-49.82">
            <text:p><text:s/>/ N-35-35-28.29 E-139-34-49.82</text:p>
          </table:table-cell>
          <table:table-cell table:style-name="ce25" table:number-columns-repeated="2"/>
        </table:table-row>
        <table:table-row table:style-name="ro10">
          <table:table-cell table:style-name="ce2"/>
          <table:table-cell table:style-name="ce9"/>
          <table:table-cell table:style-name="ce11"/>
          <table:table-cell table:style-name="ce8"/>
          <table:table-cell table:formula="of:=[.F23]" office:value-type="string" office:string-value="N-35-35-28.29 E-139-34-49.6">
            <text:p>N-35-35-28.29 E-139-34-49.6</text:p>
          </table:table-cell>
          <table:table-cell office:value-type="string">
            <text:p>N-35-35-28.29 E-139-34-49.6</text:p>
          </table:table-cell>
          <table:table-cell table:formula="of:=IF([.E23]=&quot;&quot;;[.C23];CONCATENATE([.C23];&quot; / &quot;;[.E23]))" office:value-type="string" office:string-value=" / N-35-35-28.29 E-139-34-49.6">
            <text:p><text:s/>/ N-35-35-28.29 E-139-34-49.6</text:p>
          </table:table-cell>
          <table:table-cell table:style-name="ce25" table:number-columns-repeated="2"/>
        </table:table-row>
        <table:table-row table:style-name="ro10">
          <table:table-cell table:style-name="ce2"/>
          <table:table-cell table:style-name="ce12"/>
          <table:table-cell/>
          <table:table-cell table:style-name="ce8"/>
          <table:table-cell/>
          <table:table-cell office:value-type="string">
            <text:p>N-35-35-28.67 E-139-34-49.76</text:p>
          </table:table-cell>
          <table:table-cell table:formula="of:=IF([.E24]=&quot;&quot;;[.C24];CONCATENATE([.C24];&quot; / &quot;;[.E24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2"/>
          <table:table-cell table:style-name="ce9"/>
          <table:table-cell table:style-name="ce11"/>
          <table:table-cell table:style-name="ce8"/>
          <table:table-cell/>
          <table:table-cell office:value-type="string">
            <text:p>N-35-35-28.44 E-139-34-49.27</text:p>
          </table:table-cell>
          <table:table-cell table:formula="of:=IF([.E25]=&quot;&quot;;[.C25];CONCATENATE([.C25];&quot; / &quot;;[.E25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12"/>
          <table:table-cell table:style-name="ce9"/>
          <table:table-cell table:style-name="ce8"/>
          <table:table-cell/>
          <table:table-cell office:value-type="string">
            <text:p>N-35-35-28.34 E-139-34-49.22</text:p>
          </table:table-cell>
          <table:table-cell table:formula="of:=IF([.E26]=&quot;&quot;;[.C26];CONCATENATE([.C26];&quot; / &quot;;[.E26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10"/>
          <table:table-cell table:style-name="ce10"/>
          <table:table-cell/>
          <table:table-cell/>
          <table:table-cell table:formula="of:=IF([.E27]=&quot;&quot;;[.C27];CONCATENATE([.C27];&quot; / &quot;;[.E27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11"/>
          <table:table-cell table:style-name="ce11"/>
          <table:table-cell/>
          <table:table-cell office:value-type="string">
            <text:p>N-35-35-28.52 E-139-34-49.87</text:p>
          </table:table-cell>
          <table:table-cell table:formula="of:=IF([.E28]=&quot;&quot;;[.C28];CONCATENATE([.C28];&quot; / &quot;;[.E28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11"/>
          <table:table-cell table:style-name="ce9"/>
          <table:table-cell/>
          <table:table-cell office:value-type="string">
            <text:p>N-35-35-28.74 E-139-34-49.38</text:p>
          </table:table-cell>
          <table:table-cell table:formula="of:=IF([.E29]=&quot;&quot;;[.C29];CONCATENATE([.C29];&quot; / &quot;;[.E29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30]=&quot;&quot;;[.C30];CONCATENATE([.C30];&quot; / &quot;;[.E30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32]=&quot;&quot;;[.C32];CONCATENATE([.C32];&quot; / &quot;;[.E32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10"/>
          <table:table-cell table:style-name="ce9"/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33]=&quot;&quot;;[.C33];CONCATENATE([.C33];&quot; / &quot;;[.E33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9"/>
          <table:table-cell table:style-name="ce11"/>
          <table:table-cell table:style-name="ce8"/>
          <table:table-cell/>
          <table:table-cell office:value-type="string">
            <text:p>N-35-35-28.74 E-139-34-49.38</text:p>
          </table:table-cell>
          <table:table-cell table:formula="of:=IF([.E34]=&quot;&quot;;[.C34];CONCATENATE([.C34];&quot; / &quot;;[.E34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11"/>
          <table:table-cell table:style-name="ce11"/>
          <table:table-cell table:style-name="ce8"/>
          <table:table-cell/>
          <table:table-cell office:value-type="string">
            <text:p>N-35-35-28.48 E-139-34-49.76</text:p>
          </table:table-cell>
          <table:table-cell table:formula="of:=IF([.E35]=&quot;&quot;;[.C35];CONCATENATE([.C35];&quot; / &quot;;[.E35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12"/>
          <table:table-cell table:style-name="ce11"/>
          <table:table-cell table:style-name="ce8"/>
          <table:table-cell table:formula="of:=[.F36]" office:value-type="string" office:string-value="N-35-27-35.75 E-139-37-35.22">
            <text:p>N-35-27-35.75 E-139-37-35.22</text:p>
          </table:table-cell>
          <table:table-cell office:value-type="string">
            <text:p>N-35-27-35.75 E-139-37-35.22</text:p>
          </table:table-cell>
          <table:table-cell table:formula="of:=IF([.E36]=&quot;&quot;;[.C36];CONCATENATE([.C36];&quot; / &quot;;[.E36]))" office:value-type="string" office:string-value=" / N-35-27-35.75 E-139-37-35.22">
            <text:p><text:s/>/ N-35-27-35.75 E-139-37-35.22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12"/>
          <table:table-cell table:style-name="ce11"/>
          <table:table-cell table:style-name="ce8"/>
          <table:table-cell table:formula="of:=[.F37]" office:value-type="string" office:string-value="N-35-27-35.72 E-139-37-35.27">
            <text:p>N-35-27-35.72 E-139-37-35.27</text:p>
          </table:table-cell>
          <table:table-cell office:value-type="string">
            <text:p>N-35-27-35.72 E-139-37-35.27</text:p>
          </table:table-cell>
          <table:table-cell table:formula="of:=IF([.E37]=&quot;&quot;;[.C37];CONCATENATE([.C37];&quot; / &quot;;[.E37]))" office:value-type="string" office:string-value=" / N-35-27-35.72 E-139-37-35.27">
            <text:p><text:s/>/ N-35-27-35.72 E-139-37-35.27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11"/>
          <table:table-cell table:style-name="ce8"/>
          <table:table-cell table:formula="of:=[.F38]" office:value-type="string" office:string-value="N-35-27-36.33 E-139-37-25.55">
            <text:p>N-35-27-36.33 E-139-37-25.55</text:p>
          </table:table-cell>
          <table:table-cell office:value-type="string">
            <text:p>N-35-27-36.33 E-139-37-25.55</text:p>
          </table:table-cell>
          <table:table-cell table:formula="of:=IF([.E38]=&quot;&quot;;[.C38];CONCATENATE([.C38];&quot; / &quot;;[.E38]))" office:value-type="string" office:string-value=" / N-35-27-36.33 E-139-37-25.55">
            <text:p><text:s/>/ N-35-27-36.33 E-139-37-25.55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27-35.93 E-139-37-26.43">
            <text:p>N-35-27-35.93 E-139-37-26.43</text:p>
          </table:table-cell>
          <table:table-cell office:value-type="string">
            <text:p>N-35-27-35.93 E-139-37-26.43</text:p>
          </table:table-cell>
          <table:table-cell table:formula="of:=IF([.E39]=&quot;&quot;;[.C39];CONCATENATE([.C39];&quot; / &quot;;[.E39]))" office:value-type="string" office:string-value=" / N-35-27-35.93 E-139-37-26.43">
            <text:p><text:s/>/ N-35-27-35.93 E-139-37-26.43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7-35.94 E-139-37-25.94">
            <text:p>N-35-27-35.94 E-139-37-25.94</text:p>
          </table:table-cell>
          <table:table-cell office:value-type="string">
            <text:p>N-35-27-35.94 E-139-37-25.94</text:p>
          </table:table-cell>
          <table:table-cell table:formula="of:=IF([.E40]=&quot;&quot;;[.C40];CONCATENATE([.C40];&quot; / &quot;;[.E40]))" office:value-type="string" office:string-value=" / N-35-27-35.94 E-139-37-25.94">
            <text:p><text:s/>/ N-35-27-35.94 E-139-37-25.94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11"/>
          <table:table-cell table:style-name="ce8"/>
          <table:table-cell table:formula="of:=[.F41]" office:value-type="string" office:string-value="N-35-27-35.86 E-139-37-25.72">
            <text:p>N-35-27-35.86 E-139-37-25.72</text:p>
          </table:table-cell>
          <table:table-cell office:value-type="string">
            <text:p>N-35-27-35.86 E-139-37-25.72</text:p>
          </table:table-cell>
          <table:table-cell table:formula="of:=IF([.E41]=&quot;&quot;;[.C41];CONCATENATE([.C41];&quot; / &quot;;[.E41]))" office:value-type="string" office:string-value=" / N-35-27-35.86 E-139-37-25.72">
            <text:p><text:s/>/ N-35-27-35.86 E-139-37-25.72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7-35.08 E-139-37-23.79">
            <text:p>N-35-27-35.08 E-139-37-23.79</text:p>
          </table:table-cell>
          <table:table-cell office:value-type="string">
            <text:p>N-35-27-35.08 E-139-37-23.79</text:p>
          </table:table-cell>
          <table:table-cell table:formula="of:=IF([.E42]=&quot;&quot;;[.C42];CONCATENATE([.C42];&quot; / &quot;;[.E42]))" office:value-type="string" office:string-value=" / N-35-27-35.08 E-139-37-23.79">
            <text:p><text:s/>/ N-35-27-35.08 E-139-37-23.79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7-34.42 E-139-37-24.18">
            <text:p>N-35-27-34.42 E-139-37-24.18</text:p>
          </table:table-cell>
          <table:table-cell office:value-type="string">
            <text:p>N-35-27-34.42 E-139-37-24.18</text:p>
          </table:table-cell>
          <table:table-cell table:formula="of:=IF([.E43]=&quot;&quot;;[.C43];CONCATENATE([.C43];&quot; / &quot;;[.E43]))" office:value-type="string" office:string-value=" / N-35-27-34.42 E-139-37-24.18">
            <text:p><text:s/>/ N-35-27-34.42 E-139-37-24.18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27-34.6 E-139-37-24.23">
            <text:p>N-35-27-34.6 E-139-37-24.23</text:p>
          </table:table-cell>
          <table:table-cell office:value-type="string">
            <text:p>N-35-27-34.6 E-139-37-24.23</text:p>
          </table:table-cell>
          <table:table-cell table:formula="of:=IF([.E44]=&quot;&quot;;[.C44];CONCATENATE([.C44];&quot; / &quot;;[.E44]))" office:value-type="string" office:string-value=" / N-35-27-34.6 E-139-37-24.23">
            <text:p><text:s/>/ N-35-27-34.6 E-139-37-24.23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27-34.55 E-139-37-24.18">
            <text:p>N-35-27-34.55 E-139-37-24.18</text:p>
          </table:table-cell>
          <table:table-cell office:value-type="string">
            <text:p>N-35-27-34.55 E-139-37-24.18</text:p>
          </table:table-cell>
          <table:table-cell table:formula="of:=IF([.E45]=&quot;&quot;;[.C45];CONCATENATE([.C45];&quot; / &quot;;[.E45]))" office:value-type="string" office:string-value=" / N-35-27-34.55 E-139-37-24.18">
            <text:p><text:s/>/ N-35-27-34.55 E-139-37-24.18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12"/>
          <table:table-cell/>
          <table:table-cell table:style-name="ce8"/>
          <table:table-cell table:formula="of:=[.F46]" office:value-type="string" office:string-value="N-35-27-34.65 E-139-37-24.18">
            <text:p>N-35-27-34.65 E-139-37-24.18</text:p>
          </table:table-cell>
          <table:table-cell office:value-type="string">
            <text:p>N-35-27-34.65 E-139-37-24.18</text:p>
          </table:table-cell>
          <table:table-cell table:formula="of:=IF([.E46]=&quot;&quot;;[.C46];CONCATENATE([.C46];&quot; / &quot;;[.E46]))" office:value-type="string" office:string-value=" / N-35-27-34.65 E-139-37-24.18">
            <text:p><text:s/>/ N-35-27-34.65 E-139-37-24.18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7]=&quot;&quot;;[.C47];CONCATENATE([.C47];&quot; / &quot;;[.E47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8]=&quot;&quot;;[.C48];CONCATENATE([.C48];&quot; / &quot;;[.E48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9]=&quot;&quot;;[.C49];CONCATENATE([.C49];&quot; / &quot;;[.E49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3 E-139-34-49.32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9 E-139-34-49.54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9.15 E-139-34-49.43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11"/>
          <table:table-cell table:style-name="ce11"/>
          <table:table-cell/>
          <table:table-cell office:value-type="string">
            <text:p>N-35-35-28.35 E-139-34-49.0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3 E-139-34-49.8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8 E-139-34-49.49</text:p>
          </table:table-cell>
          <table:table-cell table:formula="of:=IF([.E8]=&quot;&quot;;[.C8];CONCATENATE([.C8];&quot; / &quot;;[.E8]))" office:value-type="string" office:string-value=":tome/ (J*) / ペトロも、否んだ；自分に、苛烈すぎやしないか？">
            <text:p>:tome/ (J*) / ペトロも、否んだ；自分に、苛烈すぎやしないか？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35-28.8 E-139-34-49.54">
            <text:p>N-35-35-28.8 E-139-34-49.54</text:p>
          </table:table-cell>
          <table:table-cell office:value-type="string">
            <text:p>N-35-35-28.8 E-139-34-49.54</text:p>
          </table:table-cell>
          <table:table-cell table:formula="of:=IF([.E60]=&quot;&quot;;[.C60];CONCATENATE([.C60];&quot; / &quot;;[.E60]))" office:value-type="string" office:string-value=" / N-35-35-28.8 E-139-34-49.54">
            <text:p><text:s/>/ N-35-35-28.8 E-139-34-49.54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11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ce21" office:value-type="float" office:value="8">
            <text:p>8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ce22" office:value-type="float" office:value="17">
            <text:p>17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3">
          <table:table-cell table:number-columns-repeated="2"/>
          <table:table-cell table:style-name="ce22" office:value-type="float" office:value="17">
            <text:p>1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17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17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17])" office:value-type="float" office:value="16">
            <text:p>16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17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17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17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17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17];[.B1717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17];[.B17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office:value-type="string">
            <text:p>*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:PHOTO 寝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tome/ (J*)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5" office:value-type="string">
            <text:p>:m :th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5" office:value-type="string">
            <text:p>:m :lets / action activity / やること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5" office:value-type="string">
            <text:p>:i FX / coding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9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2019/07/03</text:date>, <text:time>09:3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7-03T09:32:58.21</dc:date>
    <dc:creator>iwabuchi ken</dc:creator>
    <meta:editing-duration>P9DT15H23M37S</meta:editing-duration>
    <meta:editing-cycles>3912</meta:editing-cycles>
    <meta:document-statistic meta:table-count="1" meta:cell-count="634" meta:object-count="0"/>
  </office:meta>
</office:document-meta>
</file>